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398cm" fo:min-width="2.45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1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466cm" fo:min-width="1.4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1.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0.9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3cm" draw:fill="solid" draw:fill-color="#00a93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svg:stroke-color="#ed4c05" draw:marker-start-width="0.279cm" draw:marker-end-width="0.279cm" draw:fill="solid" draw:fill-color="#ed4c05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5cm" fo:min-width="0.39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18cm" fo:min-width="1.492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71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75cm" fo:min-width="6.2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3.0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698cm" fo:min-width="5.8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58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91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50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612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484cm" fo:padding-top="0.151cm" fo:padding-bottom="0.151cm" fo:padding-left="0.276cm" fo:padding-right="0.276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  <style:paragraph-properties style:writing-mode="lr-tb"/>
    </style:style>
    <style:style style:name="gr42" style:family="graphic" style:parent-style-name="objectwithoutfill">
      <style:graphic-properties svg:stroke-width="0.053cm" svg:stroke-color="#f10d0c" draw:marker-start-width="0.279cm" draw:marker-end="Arrow" draw:marker-end-width="0.379cm" draw:fill="solid" draw:fill-color="#f10d0c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Long_20_Dash" svg:stroke-width="0.053cm" svg:stroke-color="#f10d0c" draw:marker-start-width="0.279cm" draw:marker-end-width="0.279cm" draw:fill="none" draw:textarea-horizontal-align="justify" draw:textarea-vertical-align="middle" draw:auto-grow-height="false" fo:min-height="1.416cm" fo:min-width="1.258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1.1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none" svg:stroke-width="0.053cm" draw:marker-start-width="0.279cm" draw:fill="none" fo:min-height="0.713cm"/>
      <style:paragraph-properties style:writing-mode="lr-tb"/>
    </style:style>
    <style:style style:name="gr46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06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5cm" fo:min-width="0.204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596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2.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color="#00a933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="solid" draw:fill-color="#00a933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solid" draw:fill-color="#ed4c05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11" style:family="paragraph">
      <style:paragraph-properties fo:text-align="center" style:writing-mode="lr-tb"/>
      <style:text-properties fo:color="#00a933" fo:font-size="18pt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00a933" fo:font-size="18pt" fo:language="en" fo:country="US"/>
    </style:style>
    <style:style style:name="P13" style:family="paragraph">
      <style:paragraph-properties fo:text-align="center" style:writing-mode="lr-tb"/>
      <style:text-properties fo:color="#c9211e" fo:font-size="18pt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c9211e" fo:font-size="18pt" fo:language="en" fo:country="US"/>
    </style:style>
    <style:style style:name="P15" style:family="paragraph">
      <style:paragraph-properties fo:text-align="center" style:writing-mode="lr-tb"/>
      <style:text-properties fo:color="#000000" fo:font-size="18pt" fo:language="en" fo:country="US"/>
    </style:style>
    <style:style style:name="P16" style:family="paragraph">
      <loext:graphic-properties draw:fill-color="#ffffff"/>
      <style:paragraph-properties fo:text-align="center" style:writing-mode="lr-tb"/>
      <style:text-properties fo:color="#000000" fo:font-size="18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9" style:family="paragraph">
      <style:paragraph-properties fo:text-align="start" style:writing-mode="lr-tb"/>
      <style:text-properties fo:font-size="18pt" fo:language="en" fo:country="US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21" style:family="paragraph">
      <style:text-properties fo:font-size="18pt" fo:language="en" fo:country="US"/>
    </style:style>
    <style:style style:name="P22" style:family="paragraph">
      <loext:graphic-properties draw:fill="none"/>
      <style:paragraph-properties style:writing-mode="lr-tb"/>
      <style:text-properties fo:font-size="18pt" fo:language="en" fo:country="US"/>
    </style:style>
    <style:style style:name="P23" style:family="paragraph">
      <style:text-properties fo:language="en" fo:country="US"/>
    </style:style>
    <style:style style:name="P24" style:family="paragraph">
      <loext:graphic-properties draw:fill="none"/>
      <style:paragraph-properties style:writing-mode="lr-tb"/>
      <style:text-properties fo:language="en" fo:country="US"/>
    </style:style>
    <style:style style:name="P25" style:family="paragraph">
      <loext:graphic-properties draw:fill="none"/>
      <style:paragraph-properties fo:text-align="center"/>
      <style:text-properties fo:language="en" fo:country="US"/>
    </style:style>
    <style:style style:name="P26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7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8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29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30" style:family="paragraph">
      <loext:graphic-properties draw:fill="solid" draw:fill-color="#3faf46"/>
      <style:paragraph-properties fo:text-align="center"/>
      <style:text-properties fo:language="en" fo:country="US"/>
    </style:style>
    <style:style style:name="P31" style:family="paragraph">
      <style:paragraph-properties fo:text-align="center" style:writing-mode="lr-tb"/>
      <style:text-properties fo:color="#3faf46" fo:font-size="18pt" fo:language="en" fo:country="US"/>
    </style:style>
    <style:style style:name="P32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33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4" style:family="paragraph">
      <loext:graphic-properties draw:fill="none"/>
      <style:paragraph-properties style:writing-mode="lr-tb"/>
      <style:text-properties fo:color="#f10d0c" fo:language="en" fo:country="US"/>
    </style:style>
    <style:style style:name="P35" style:family="paragraph">
      <style:paragraph-properties fo:text-align="center" style:writing-mode="lr-tb"/>
      <style:text-properties fo:color="#f10d0c" fo:font-size="18pt" fo:language="en" fo:country="US"/>
    </style:style>
    <style:style style:name="P36" style:family="paragraph">
      <loext:graphic-properties draw:fill="none"/>
      <style:paragraph-properties fo:text-align="center" style:writing-mode="lr-tb"/>
      <style:text-properties fo:color="#f10d0c" fo:font-size="18pt" fo:language="en" fo:country="US"/>
    </style:style>
    <style:style style:name="P37" style:family="paragraph">
      <loext:graphic-properties draw:fill="solid" draw:fill-color="#f10d0c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color="#00a933"/>
    </style:style>
    <style:style style:name="T4" style:family="text">
      <style:text-properties fo:color="#c9211e"/>
    </style:style>
    <style:style style:name="T5" style:family="text">
      <style:text-properties fo:color="#000000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faf46" style:font-name="OpenSymbol1" style:font-name-asian="OpenSymbol1" style:font-name-complex="OpenSymbol1"/>
    </style:style>
    <style:style style:name="T10" style:family="text">
      <style:text-properties fo:color="#3faf46"/>
    </style:style>
    <style:style style:name="T11" style:family="text">
      <style:text-properties fo:color="#f10d0c" fo:language="en" fo:country="US"/>
    </style:style>
    <style:style style:name="T12" style:family="text">
      <style:text-properties fo:color="#f10d0c"/>
    </style:style>
    <style:style style:name="T1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008cm" svg:height="1.7cm" svg:x="0.176cm" svg:y="1.4cm">
            <text:p text:style-name="P1"><text:span text:style-name="T1">Data: A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08cm" svg:height="1.7cm" svg:x="3.888cm" svg:y="1.4cm">
            <text:p text:style-name="P1"><text:span text:style-name="T1">Data: B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403cm" svg:y1="2.6cm" svg:x2="4.403cm" svg:y2="2.6cm">
            <text:p/>
          </draw:line>
          <draw:custom-shape draw:style-name="gr3" draw:text-style-name="P2" draw:layer="layout" svg:width="3.2cm" svg:height="0.7cm" svg:x="0.176cm" svg:y="0.2cm">
            <text:p text:style-name="P1"><text:span text:style-name="T1">Linked Li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2.048cm" svg:height="0.7cm" svg:x="8.56cm" svg:y="2.6cm">
            <text:p text:style-name="P1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16cm" svg:height="2.5cm" svg:x="8.112cm" svg:y="3.6cm">
            <text:p text:style-name="P1"><text:span text:style-name="T1">Data: C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35cm" svg:y1="6.1cm" svg:x2="9.135cm" svg:y2="7.6cm">
            <text:p/>
          </draw:line>
          <draw:custom-shape draw:style-name="gr5" draw:text-style-name="P2" draw:layer="layout" svg:width="2.816cm" svg:height="2.5cm" svg:x="7.536cm" svg:y="7.6cm">
            <text:p text:style-name="P1"><text:span text:style-name="T1">Data: E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11.632cm" svg:y="7cm">
            <text:p text:style-name="P1"><text:span text:style-name="T1">Data: F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4.208cm" svg:y="6.4cm">
            <text:p text:style-name="P1"><text:span text:style-name="T1">Data: D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535cm" svg:y1="5.7cm" svg:x2="12.235cm" svg:y2="7.2cm">
            <text:p/>
          </draw:line>
          <draw:line draw:style-name="gr2" draw:text-style-name="P3" draw:layer="layout" svg:x1="8.535cm" svg:y1="5.7cm" svg:x2="6.235cm" svg:y2="6.5cm">
            <text:p/>
          </draw:line>
          <draw:custom-shape draw:style-name="gr6" draw:text-style-name="P5" draw:layer="layout" svg:width="2.112cm" svg:height="0.7cm" svg:x="5.04cm" svg:y="3.5cm">
            <text:p text:style-name="P4"><text:span text:style-name="T2">Ro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472cm" svg:height="0.7cm" svg:x="12.464cm" svg:y="3.6cm">
            <text:p text:style-name="P4"><text:span text:style-name="T2">Node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6.835cm" svg:y1="4cm" svg:x2="8.235cm" svg:y2="4.4cm">
            <text:p/>
          </draw:line>
          <draw:line draw:style-name="gr8" draw:text-style-name="P6" draw:layer="layout" svg:x1="12.335cm" svg:y1="4cm" svg:x2="10.935cm" svg:y2="4.4cm">
            <text:p/>
          </draw:line>
        </draw:g>
      </draw:page>
      <draw:page draw:name="page2" draw:style-name="dp1" draw:master-page-name="Default">
        <draw:custom-shape draw:style-name="gr9" draw:text-style-name="P7" draw:layer="layout" svg:width="1.344cm" svg:height="1.267cm" svg:x="2.1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38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756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36cm" svg:y1="1.34cm" svg:x2="1.46cm" svg:y2="2.54cm">
          <text:p/>
        </draw:line>
        <draw:line draw:style-name="gr10" draw:text-style-name="P3" draw:layer="layout" svg:x1="3.253cm" svg:y1="1.34cm" svg:x2="4.053cm" svg:y2="2.54cm">
          <text:p/>
        </draw:line>
        <draw:custom-shape draw:style-name="gr9" draw:text-style-name="P7" draw:layer="layout" svg:width="1.344cm" svg:height="1.267cm" svg:x="8.756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9.97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7.41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016cm" svg:y1="1.34cm" svg:x2="8.116cm" svg:y2="2.54cm">
          <text:p/>
        </draw:line>
        <draw:custom-shape draw:style-name="gr9" draw:text-style-name="P7" draw:layer="layout" svg:width="1.344cm" svg:height="1.267cm" svg:x="1.97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252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62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232cm" svg:y1="5.7cm" svg:x2="1.332cm" svg:y2="6.9cm">
          <text:p/>
        </draw:line>
        <draw:line draw:style-name="gr10" draw:text-style-name="P3" draw:layer="layout" svg:x1="3.924cm" svg:y1="6.9cm" svg:x2="3.124cm" svg:y2="5.7cm">
          <text:p/>
        </draw:line>
        <draw:line draw:style-name="gr10" draw:text-style-name="P3" draw:layer="layout" svg:x1="1.909cm" svg:y1="7.6cm" svg:x2="3.209cm" svg:y2="7.6cm">
          <text:p/>
        </draw:line>
        <draw:line draw:style-name="gr11" draw:text-style-name="P8" draw:layer="layout" svg:x1="0.349cm" svg:y1="4.4cm" svg:x2="4.949cm" svg:y2="8.27cm">
          <text:p/>
        </draw:line>
        <draw:line draw:style-name="gr11" draw:text-style-name="P8" draw:layer="layout" svg:x1="4.949cm" svg:y1="4.4cm" svg:x2="0.349cm" svg:y2="8.27cm">
          <text:p/>
        </draw:line>
        <draw:line draw:style-name="gr11" draw:text-style-name="P8" draw:layer="layout" svg:x1="7.133cm" svg:y1="0.14cm" svg:x2="11.733cm" svg:y2="4.01cm">
          <text:p/>
        </draw:line>
        <draw:line draw:style-name="gr11" draw:text-style-name="P8" draw:layer="layout" svg:x1="11.733cm" svg:y1="0.14cm" svg:x2="7.133cm" svg:y2="4.01cm">
          <text:p/>
        </draw:line>
        <draw:custom-shape draw:style-name="gr12" draw:text-style-name="P10" draw:layer="layout" svg:width="0.896cm" svg:height="0.9cm" svg:x="4.852cm" svg:y="1.3cm">
          <text:p text:style-name="P9">a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11.636cm" svg:y="1.3cm">
          <text:p text:style-name="P9">b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4.852cm" svg:y="5.7cm">
          <text:p text:style-name="P9">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0" draw:layer="layout" svg:width="2.816cm" svg:height="0.7cm" svg:x="6.708cm" svg:y="0.4cm">
          <text:p text:style-name="P9">Ancestor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4.148cm" svg:y="0.701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7.604cm" svg:y="4.101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0.244cm" svg:y="3.501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6.517cm" svg:y1="2.801cm" svg:x2="8.217cm" svg:y2="4.301cm">
          <text:p/>
        </draw:line>
        <draw:line draw:style-name="gr15" draw:text-style-name="P3" draw:layer="layout" svg:x1="4.528cm" svg:y1="2.801cm" svg:x2="2.228cm" svg:y2="3.601cm">
          <text:p/>
        </draw:line>
        <draw:custom-shape draw:style-name="gr16" draw:text-style-name="P10" draw:layer="layout" svg:width="0.512cm" svg:height="0.5cm" svg:x="4.66cm" svg:y="1.25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4.66cm" svg:y="2.05cm">
          <text:p text:style-name="P9">P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5.3cm" svg:y="1.25cm">
          <text:p text:style-name="P11"><text:span text:style-name="T3">D=0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12cm" svg:height="0.5cm" svg:x="5.3cm" svg:y="2.05cm">
          <text:p text:style-name="P1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5.428cm" svg:y="7.6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9.14cm" svg:y="7.601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136cm" svg:y1="6.3cm" svg:x2="6.836cm" svg:y2="7.6cm">
          <text:p/>
        </draw:line>
        <draw:custom-shape draw:style-name="gr14" draw:text-style-name="P10" draw:layer="layout" svg:width="2.816cm" svg:height="2.5cm" svg:x="0.244cm" svg:y="7.6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61cm" svg:y1="6cm" svg:x2="1.61cm" svg:y2="7.6cm">
          <text:p/>
        </draw:line>
        <draw:custom-shape draw:style-name="gr14" draw:text-style-name="P10" draw:layer="layout" svg:width="2.816cm" svg:height="2.5cm" svg:x="0.244cm" svg:y="3.502cm">
          <text:p text:style-name="P9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12cm" svg:height="0.5cm" svg:x="0.756cm" svg:y="4.2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5cm">
          <text:p text:style-name="P9">P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4.2cm">
          <text:p text:style-name="P11"><text:span text:style-name="T3">D=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5cm">
          <text:p text:style-name="P1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4.7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8.564cm" svg:y="4.7cm">
          <text:p text:style-name="P11"><text:span text:style-name="T3">D=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12cm" svg:height="0.5cm" svg:x="1.908cm" svg:y="5cm">
          <text:p text:style-name="P1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5.5cm">
          <text:p text:style-name="P9">P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8.564cm" svg:y="5.5cm">
          <text:p text:style-name="P1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512cm" svg:height="0.5cm" svg:x="9.14cm" svg:y="5.5cm">
          <text:p text:style-name="P17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8.2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9cm">
          <text:p text:style-name="P9">C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8.2cm">
          <text:p text:style-name="P11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9cm">
          <text:p text:style-name="P15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12cm" svg:height="0.5cm" svg:x="1.908cm" svg:y="9cm">
          <text:p text:style-name="P17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8.2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9cm">
          <text:p text:style-name="P9">C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6.516cm" svg:y="8.2cm">
          <text:p text:style-name="P11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6.516cm" svg:y="9cm">
          <text:p text:style-name="P15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512cm" svg:height="0.5cm" svg:x="7.156cm" svg:y="9cm">
          <text:p text:style-name="P17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8.2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9cm">
          <text:p text:style-name="P9">C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0.292cm" svg:y="8.2cm">
          <text:p text:style-name="P11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0.292cm" svg:y="9cm">
          <text:p text:style-name="P15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12cm" svg:height="0.5cm" svg:x="10.868cm" svg:y="9cm">
          <text:p text:style-name="P17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72cm" svg:height="10cm" svg:x="12.34cm" svg:y="0.4cm">
          <text:p text:style-name="P19">P: Parent</text:p>
          <text:p text:style-name="P19">C: Child</text:p>
          <text:p text:style-name="P19">L: Leaf </text:p>
          <text:p text:style-name="P19"><text:s text:c="4"/>(external nodes </text:p>
          <text:p text:style-name="P19"><text:s text:c="5"/>without child)</text:p>
          <text:p text:style-name="P19">Height: number of </text:p>
          <text:p text:style-name="P19"><text:s text:c="12"/>connections</text:p>
          <text:p text:style-name="P19"/>
          <text:p text:style-name="P19">A set of connections</text:p>
          <text:p text:style-name="P19">creates a path</text:p>
          <text:p text:style-name="P19"><text:span text:style-name="T3">D</text:span>: Depth, the number</text:p>
          <text:p text:style-name="P19"><text:s text:c="5"/>of edges from the</text:p>
          <text:p text:style-name="P19"><text:s text:c="5"/>root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52cm" svg:height="0.7cm" svg:x="8.308cm" svg:y="10.2cm">
          <text:p text:style-name="P9">Descendant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653cm" svg:y1="6.4cm" svg:x2="10.553cm" svg:y2="7.6cm">
          <text:p/>
        </draw:line>
      </draw:page>
      <draw:page draw:name="page4" draw:style-name="dp1" draw:master-page-name="Default">
        <draw:line draw:style-name="gr15" draw:text-style-name="P3" draw:layer="layout" svg:x1="3.932cm" svg:y1="1.34cm" svg:x2="3.032cm" svg:y2="2.54cm">
          <text:p/>
        </draw:line>
        <draw:frame draw:style-name="gr25" draw:text-style-name="P22" draw:layer="layout" svg:width="0.832cm" svg:height="0.963cm" svg:x="3.992cm" svg:y="0.3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736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992cm" svg:y="0.3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4.889cm" svg:y1="1.34cm" svg:x2="5.789cm" svg:y2="2.54cm">
          <text:p/>
        </draw:line>
        <draw:frame draw:style-name="gr25" draw:text-style-name="P22" draw:layer="layout" svg:width="0.832cm" svg:height="0.963cm" svg:x="5.656cm" svg:y="2.6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5.46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5.72cm" svg:y="2.6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6.553cm" svg:y1="3.639cm" svg:x2="7.453cm" svg:y2="4.839cm">
          <text:p/>
        </draw:line>
        <draw:line draw:style-name="gr15" draw:text-style-name="P3" draw:layer="layout" svg:x1="2.332cm" svg:y1="3.639cm" svg:x2="1.432cm" svg:y2="4.839cm">
          <text:p/>
        </draw:line>
        <draw:frame draw:style-name="gr25" draw:text-style-name="P22" draw:layer="layout" svg:width="0.832cm" svg:height="0.963cm" svg:x="2.392cm" svg:y="2.6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2.13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2.392cm" svg:y="2.6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3.289cm" svg:y1="3.639cm" svg:x2="4.189cm" svg:y2="4.839cm">
          <text:p/>
        </draw:line>
        <draw:frame draw:style-name="gr25" draw:text-style-name="P22" draw:layer="layout" svg:width="0.832cm" svg:height="0.963cm" svg:x="4.056cm" svg:y="4.9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86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4.12cm" svg:y="4.9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40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0.664cm" svg:y="4.9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12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7.384cm" svg:y="4.939cm">
            <draw:text-box>
              <text:p text:style-name="P23"><text:span text:style-name="T1">F</text:span></text:p>
            </draw:text-box>
          </draw:frame>
        </draw:g>
        <draw:line draw:style-name="gr15" draw:text-style-name="P3" draw:layer="layout" svg:x1="14.428cm" svg:y1="1.34cm" svg:x2="13.528cm" svg:y2="2.54cm">
          <text:p/>
        </draw:line>
        <draw:frame draw:style-name="gr25" draw:text-style-name="P22" draw:layer="layout" svg:width="0.832cm" svg:height="0.963cm" svg:x="14.424cm" svg:y="0.3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14.168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4.424cm" svg:y="0.3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15.321cm" svg:y1="1.34cm" svg:x2="16.221cm" svg:y2="2.54cm">
          <text:p/>
        </draw:line>
        <draw:frame draw:style-name="gr25" draw:text-style-name="P22" draw:layer="layout" svg:width="0.832cm" svg:height="0.963cm" svg:x="16.088cm" svg:y="2.6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15.89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6.152cm" svg:y="2.6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16.985cm" svg:y1="3.639cm" svg:x2="17.885cm" svg:y2="4.839cm">
          <text:p/>
        </draw:line>
        <draw:line draw:style-name="gr15" draw:text-style-name="P3" draw:layer="layout" svg:x1="12.828cm" svg:y1="3.639cm" svg:x2="11.928cm" svg:y2="4.839cm">
          <text:p/>
        </draw:line>
        <draw:frame draw:style-name="gr25" draw:text-style-name="P22" draw:layer="layout" svg:width="0.832cm" svg:height="0.963cm" svg:x="12.824cm" svg:y="2.6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12.568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2.824cm" svg:y="2.6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13.721cm" svg:y1="3.639cm" svg:x2="14.621cm" svg:y2="4.839cm">
          <text:p/>
        </draw:line>
        <draw:frame draw:style-name="gr25" draw:text-style-name="P22" draw:layer="layout" svg:width="0.832cm" svg:height="0.963cm" svg:x="14.488cm" svg:y="4.9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14.29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4.552cm" svg:y="4.9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10.90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1.16cm" svg:y="4.9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17.5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17.816cm" svg:y="4.939cm">
            <draw:text-box>
              <text:p text:style-name="P23"><text:span text:style-name="T1">F</text:span></text:p>
            </draw:text-box>
          </draw:frame>
        </draw:g>
        <draw:path draw:style-name="gr27" draw:text-style-name="P25" draw:layer="layout" svg:width="5.834cm" svg:height="5.371cm" draw:transform="skewX (-0.00314159265358983) rotate (2.24396981928911) translate (2.29901786379665cm 9.00011456101333cm)" svg:viewBox="0 0 5835 5372" svg:d="M4233 5326c337 60 626-157 926-278 244-98 426-249 543-452 129-221 206-536 31-785-144-205-532-333-266-709 140-198 388-519 91-762-184-150-399-321-439-560-49-298-289-345-424-574-118-197-308-359-515-463-216-109-428-224-644-332-228-114-429-275-665-375-269-112-535 58-728 227-189 166-418 299-503 564-90 283 65 557-24 843-95 304-431 322-659 464-204 127-411 254-575 426-168 178-309 404-259 681 45 252 9 524-90 763-101 245 49 472 186 646 155 194 405 258 630 321 250 68 538 115 782-3 284-138 605-95 903-87 246 7 473 114 711 152 251 41 464 155 693 240l213 92 72 7z">
          <text:p/>
        </draw:path>
        <draw:custom-shape draw:style-name="gr28" draw:text-style-name="P25" draw:layer="layout" svg:width="6.4cm" svg:height="2cm" svg:x="11.672cm" svg:y="2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9.088cm" svg:height="2cm" svg:x="0.216cm" svg:y="7.6cm">
          <text:p text:style-name="P26"><text:span text:style-name="T6">Depth-first Search (DFS)</text:span><text:span text:style-name="T7">: </text:span></text:p>
          <text:p text:style-name="P26"><text:span text:style-name="T8">the priority is to look at </text:span><text:span text:style-name="T7">the children </text:span></text:p>
          <text:p text:style-name="P26"><text:span text:style-name="T7">of a 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9.088cm" svg:height="2cm" svg:x="10.072cm" svg:y="7.6cm">
          <text:p text:style-name="P26"><text:span text:style-name="T6">Breadth-first Search (BFS)</text:span><text:span text:style-name="T7">: </text:span></text:p>
          <text:p text:style-name="P26"><text:span text:style-name="T8">the priority is to look at </text:span><text:span text:style-name="T7">the same </text:span></text:p>
          <text:p text:style-name="P26"><text:span text:style-name="T7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864cm" svg:y="1.2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5.592cm" svg:y="3.5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2.264cm" svg:y="3.5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992cm" svg:y="5.8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0.6cm" svg:y="5.8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7.32cm" svg:y="5.839cm">
            <draw:text-box>
              <text:p text:style-name="P23"><text:span text:style-name="T1">F</text:span></text:p>
            </draw:text-box>
          </draw:frame>
        </draw:g>
        <draw:frame draw:style-name="gr30" draw:text-style-name="P28" draw:layer="layout" svg:width="0.704cm" svg:height="0.827cm" svg:x="4.248cm" svg:y="1.6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2.648cm" svg:y="3.901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0.92cm" svg:y="6.202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4.312cm" svg:y="6.203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7.64cm" svg:y="6.204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5.912cm" svg:y="3.905cm">
          <draw:text-box>
            <text:p text:style-name="P21"><text:span text:style-name="T9"></text:span></text:p>
          </draw:text-box>
        </draw:frame>
        <draw:custom-shape draw:style-name="gr31" draw:text-style-name="P29" draw:layer="layout" svg:width="2.816cm" svg:height="0.7cm" svg:x="0.216cm" svg:y="0.2cm">
          <text:p text:style-name="P9">Pre-order</text:p>
          <draw:enhanced-geometry svg:viewBox="0 0 21600 21600" draw:type="rectangle" draw:enhanced-path="M 0 0 L 21600 0 21600 21600 0 21600 0 0 Z N"/>
        </draw:custom-shape>
        <draw:line draw:style-name="gr32" draw:text-style-name="P30" draw:layer="layout" svg:x1="3.648cm" svg:y1="1.7cm" svg:x2="2.648cm" svg:y2="3.4cm">
          <text:p/>
        </draw:line>
        <draw:line draw:style-name="gr32" draw:text-style-name="P30" draw:layer="layout" svg:x1="2.048cm" svg:y1="4.1cm" svg:x2="1.048cm" svg:y2="5.7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30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30" draw:layer="layout" svg:x1="6.122cm" svg:y1="4.7cm" svg:x2="7.122cm" svg:y2="6cm">
          <text:p/>
        </draw:line>
        <draw:custom-shape draw:style-name="gr34" draw:text-style-name="P32" draw:layer="layout" svg:width="4.416cm" svg:height="0.7cm" svg:x="0.6cm" svg:y="7.4cm">
          <text:p text:style-name="P31"><text:span text:style-name="T10">D, B, A, C, E, F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83cm" svg:x2="2.615cm" svg:y2="5.192cm">
          <text:p/>
        </draw:line>
        <draw:line draw:style-name="gr32" draw:text-style-name="P30" draw:layer="layout" svg:x1="2.602cm" svg:y1="5.192cm" svg:x2="3.593cm" svg:y2="6.483cm">
          <text:p/>
        </draw:line>
      </draw:page>
      <draw:page draw:name="page6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864cm" svg:y="1.2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5.592cm" svg:y="3.5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2.264cm" svg:y="3.5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992cm" svg:y="5.8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0.6cm" svg:y="5.8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7.32cm" svg:y="5.839cm">
            <draw:text-box>
              <text:p text:style-name="P23"><text:span text:style-name="T1">F</text:span></text:p>
            </draw:text-box>
          </draw:frame>
        </draw:g>
        <draw:frame draw:style-name="gr30" draw:text-style-name="P28" draw:layer="layout" svg:width="0.704cm" svg:height="0.827cm" svg:x="4.248cm" svg:y="1.6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2.648cm" svg:y="3.901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0.92cm" svg:y="6.202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4.312cm" svg:y="6.203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7.64cm" svg:y="6.204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5.912cm" svg:y="3.905cm">
          <draw:text-box>
            <text:p text:style-name="P21"><text:span text:style-name="T9"></text:span></text:p>
          </draw:text-box>
        </draw:frame>
        <draw:custom-shape draw:style-name="gr31" draw:text-style-name="P29" draw:layer="layout" svg:width="2.816cm" svg:height="0.7cm" svg:x="0.216cm" svg:y="0.2cm">
          <text:p text:style-name="P9">In-order</text:p>
          <draw:enhanced-geometry svg:viewBox="0 0 21600 21600" draw:type="rectangle" draw:enhanced-path="M 0 0 L 21600 0 21600 21600 0 21600 0 0 Z N"/>
        </draw:custom-shape>
        <draw:line draw:style-name="gr32" draw:text-style-name="P30" draw:layer="layout" svg:x1="3.6cm" svg:y1="1.7cm" svg:x2="0.6cm" svg:y2="5.8cm">
          <text:p/>
        </draw:line>
        <draw:line draw:style-name="gr32" draw:text-style-name="P30" draw:layer="layout" svg:x1="2.73cm" svg:y1="4.8cm" svg:x2="3.63cm" svg:y2="6.3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30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30" draw:layer="layout" svg:x1="6.122cm" svg:y1="4.7cm" svg:x2="7.122cm" svg:y2="6cm">
          <text:p/>
        </draw:line>
        <draw:custom-shape draw:style-name="gr34" draw:text-style-name="P32" draw:layer="layout" svg:width="4.416cm" svg:height="0.7cm" svg:x="0.6cm" svg:y="7.4cm">
          <text:p text:style-name="P31"><text:span text:style-name="T10">A, B, C, D, E, F</text:span></text:p>
          <draw:enhanced-geometry svg:viewBox="0 0 21600 21600" draw:type="rectangle" draw:enhanced-path="M 0 0 L 21600 0 21600 21600 0 21600 0 0 Z N"/>
        </draw:custom-shape>
        <draw:line draw:style-name="gr32" draw:text-style-name="P30" draw:layer="layout" svg:x1="1.706cm" svg:y1="6.3cm" svg:x2="2.606cm" svg:y2="4.8cm">
          <text:p/>
        </draw:line>
      </draw:page>
      <draw:page draw:name="page7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864cm" svg:y="1.2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5.592cm" svg:y="3.5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2.264cm" svg:y="3.5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992cm" svg:y="5.8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0.6cm" svg:y="5.8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7.32cm" svg:y="5.839cm">
            <draw:text-box>
              <text:p text:style-name="P23"><text:span text:style-name="T1">F</text:span></text:p>
            </draw:text-box>
          </draw:frame>
        </draw:g>
        <draw:frame draw:style-name="gr30" draw:text-style-name="P28" draw:layer="layout" svg:width="0.704cm" svg:height="0.827cm" svg:x="4.248cm" svg:y="1.6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2.648cm" svg:y="3.901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0.92cm" svg:y="6.202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4.312cm" svg:y="6.203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7.64cm" svg:y="6.204cm">
          <draw:text-box>
            <text:p text:style-name="P21"><text:span text:style-name="T9"></text:span></text:p>
          </draw:text-box>
        </draw:frame>
        <draw:frame draw:style-name="gr30" draw:text-style-name="P28" draw:layer="layout" svg:width="0.704cm" svg:height="0.827cm" svg:x="5.912cm" svg:y="3.905cm">
          <draw:text-box>
            <text:p text:style-name="P21"><text:span text:style-name="T9"></text:span></text:p>
          </draw:text-box>
        </draw:frame>
        <draw:custom-shape draw:style-name="gr35" draw:text-style-name="P29" draw:layer="layout" svg:width="3.008cm" svg:height="0.7cm" svg:x="0.216cm" svg:y="0.2cm">
          <text:p text:style-name="P9">Post-order</text:p>
          <draw:enhanced-geometry svg:viewBox="0 0 21600 21600" draw:type="rectangle" draw:enhanced-path="M 0 0 L 21600 0 21600 21600 0 21600 0 0 Z N"/>
        </draw:custom-shape>
        <draw:line draw:style-name="gr32" draw:text-style-name="P30" draw:layer="layout" svg:x1="3.6cm" svg:y1="1.7cm" svg:x2="0.6cm" svg:y2="5.8cm">
          <text:p/>
        </draw:line>
        <draw:custom-shape draw:style-name="gr34" draw:text-style-name="P32" draw:layer="layout" svg:width="4.416cm" svg:height="0.7cm" svg:x="0.6cm" svg:y="7.4cm">
          <text:p text:style-name="P31"><text:span text:style-name="T10">A, C, B, F, E, D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91cm" svg:x2="2.615cm" svg:y2="5.2cm">
          <text:p/>
        </draw:line>
        <draw:line draw:style-name="gr32" draw:text-style-name="P30" draw:layer="layout" svg:x1="2.602cm" svg:y1="5.2cm" svg:x2="3.593cm" svg:y2="6.491cm">
          <text:p/>
        </draw:line>
        <draw:line draw:style-name="gr32" draw:text-style-name="P30" draw:layer="layout" svg:x1="4.416cm" svg:y1="5.7cm" svg:x2="3.416cm" svg:y2="4cm">
          <text:p/>
        </draw:line>
        <draw:line draw:style-name="gr33" draw:text-style-name="P3" draw:layer="layout" svg:x1="3.434cm" svg:y1="3.691cm" svg:x2="4.043cm" svg:y2="3.3cm">
          <text:p/>
        </draw:line>
        <draw:line draw:style-name="gr32" draw:text-style-name="P30" draw:layer="layout" svg:x1="4.01cm" svg:y1="3.3cm" svg:x2="6.91cm" svg:y2="6.2cm">
          <text:p/>
        </draw:line>
        <draw:line draw:style-name="gr32" draw:text-style-name="P30" draw:layer="layout" svg:x1="7.744cm" svg:y1="5.7cm" svg:x2="6.744cm" svg:y2="4cm">
          <text:p/>
        </draw:line>
        <draw:line draw:style-name="gr32" draw:text-style-name="P30" draw:layer="layout" svg:x1="6.016cm" svg:y1="3.4cm" svg:x2="5.016cm" svg:y2="1.7cm">
          <text:p/>
        </draw:line>
      </draw:page>
      <draw:page draw:name="page8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864cm" svg:y="1.2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5.592cm" svg:y="3.5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2.264cm" svg:y="3.5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992cm" svg:y="5.8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0.6cm" svg:y="5.8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7.32cm" svg:y="5.839cm">
            <draw:text-box>
              <text:p text:style-name="P23"><text:span text:style-name="T1">F</text:span></text:p>
            </draw:text-box>
          </draw:frame>
        </draw:g>
        <draw:frame draw:style-name="gr30" draw:text-style-name="P28" draw:layer="layout" svg:width="0.704cm" svg:height="0.827cm" svg:x="4.248cm" svg:y="1.6cm">
          <draw:text-box>
            <text:p text:style-name="P21"><text:span text:style-name="T9">1</text:span></text:p>
          </draw:text-box>
        </draw:frame>
        <draw:frame draw:style-name="gr30" draw:text-style-name="P28" draw:layer="layout" svg:width="0.704cm" svg:height="0.827cm" svg:x="2.648cm" svg:y="3.901cm">
          <draw:text-box>
            <text:p text:style-name="P21"><text:span text:style-name="T9">2</text:span></text:p>
          </draw:text-box>
        </draw:frame>
        <draw:frame draw:style-name="gr30" draw:text-style-name="P28" draw:layer="layout" svg:width="0.704cm" svg:height="0.827cm" svg:x="0.92cm" svg:y="6.202cm">
          <draw:text-box>
            <text:p text:style-name="P21"><text:span text:style-name="T9">4</text:span></text:p>
          </draw:text-box>
        </draw:frame>
        <draw:frame draw:style-name="gr30" draw:text-style-name="P28" draw:layer="layout" svg:width="0.704cm" svg:height="0.827cm" svg:x="4.412cm" svg:y="6.203cm">
          <draw:text-box>
            <text:p text:style-name="P21"><text:span text:style-name="T9">5</text:span></text:p>
          </draw:text-box>
        </draw:frame>
        <draw:frame draw:style-name="gr30" draw:text-style-name="P28" draw:layer="layout" svg:width="0.704cm" svg:height="0.827cm" svg:x="7.64cm" svg:y="6.204cm">
          <draw:text-box>
            <text:p text:style-name="P21"><text:span text:style-name="T9">6</text:span></text:p>
          </draw:text-box>
        </draw:frame>
        <draw:frame draw:style-name="gr30" draw:text-style-name="P28" draw:layer="layout" svg:width="0.704cm" svg:height="0.827cm" svg:x="5.912cm" svg:y="3.905cm">
          <draw:text-box>
            <text:p text:style-name="P21"><text:span text:style-name="T9">3</text:span></text:p>
          </draw:text-box>
        </draw:frame>
        <draw:custom-shape draw:style-name="gr36" draw:text-style-name="P29" draw:layer="layout" svg:width="2.112cm" svg:height="0.7cm" svg:x="0.216cm" svg:y="0.2cm">
          <text:p text:style-name="P9">Search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15" draw:text-style-name="P3" draw:layer="layout" svg:x1="6.58cm" svg:y1="2.14cm" svg:x2="5.68cm" svg:y2="3.34cm">
          <text:p/>
        </draw:line>
        <draw:frame draw:style-name="gr25" draw:text-style-name="P22" draw:layer="layout" svg:width="0.832cm" svg:height="0.963cm" svg:x="6.576cm" svg:y="1.14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6.32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6.576cm" svg:y="1.141cm">
            <draw:text-box>
              <text:p text:style-name="P23"><text:span text:style-name="T1">D</text:span></text:p>
            </draw:text-box>
          </draw:frame>
        </draw:g>
        <draw:line draw:style-name="gr15" draw:text-style-name="P3" draw:layer="layout" svg:x1="7.473cm" svg:y1="2.14cm" svg:x2="8.373cm" svg:y2="3.34cm">
          <text:p/>
        </draw:line>
        <draw:frame draw:style-name="gr25" draw:text-style-name="P22" draw:layer="layout" svg:width="0.832cm" svg:height="0.963cm" svg:x="8.24cm" svg:y="3.4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8.04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8.304cm" svg:y="3.44cm">
            <draw:text-box>
              <text:p text:style-name="P23"><text:span text:style-name="T1">E</text:span></text:p>
            </draw:text-box>
          </draw:frame>
        </draw:g>
        <draw:line draw:style-name="gr15" draw:text-style-name="P3" draw:layer="layout" svg:x1="9.137cm" svg:y1="4.439cm" svg:x2="10.037cm" svg:y2="5.639cm">
          <text:p/>
        </draw:line>
        <draw:line draw:style-name="gr15" draw:text-style-name="P3" draw:layer="layout" svg:x1="4.98cm" svg:y1="4.439cm" svg:x2="4.08cm" svg:y2="5.639cm">
          <text:p/>
        </draw:line>
        <draw:frame draw:style-name="gr25" draw:text-style-name="P22" draw:layer="layout" svg:width="0.832cm" svg:height="0.963cm" svg:x="4.976cm" svg:y="3.439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4.72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4.976cm" svg:y="3.44cm">
            <draw:text-box>
              <text:p text:style-name="P23"><text:span text:style-name="T1">B</text:span></text:p>
            </draw:text-box>
          </draw:frame>
        </draw:g>
        <draw:line draw:style-name="gr15" draw:text-style-name="P3" draw:layer="layout" svg:x1="5.873cm" svg:y1="4.439cm" svg:x2="6.773cm" svg:y2="5.639cm">
          <text:p/>
        </draw:line>
        <draw:frame draw:style-name="gr25" draw:text-style-name="P22" draw:layer="layout" svg:width="0.832cm" svg:height="0.963cm" svg:x="6.64cm" svg:y="5.738cm">
          <draw:text-box>
            <text:p text:style-name="P21">a</text:p>
          </draw:text-box>
        </draw:frame>
        <draw:g>
          <draw:custom-shape draw:style-name="gr26" draw:text-style-name="P7" draw:layer="layout" svg:width="1.344cm" svg:height="1.267cm" svg:x="6.4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6.704cm" svg:y="5.739cm">
            <draw:text-box>
              <text:p text:style-name="P23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3.056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3.312cm" svg:y="5.739cm">
            <draw:text-box>
              <text:p text:style-name="P23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9.6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4" draw:layer="layout" svg:width="0.832cm" svg:height="0.963cm" svg:x="9.904cm" svg:y="5.739cm">
            <draw:text-box>
              <text:p text:style-name="P23"><text:span text:style-name="T1">F</text:span></text:p>
            </draw:text-box>
          </draw:frame>
        </draw:g>
        <draw:custom-shape draw:style-name="gr37" draw:text-style-name="P29" draw:layer="layout" svg:width="1.984cm" svg:height="0.7cm" svg:x="0.304cm" svg:y="0.299cm">
          <text:p text:style-name="P9">Delete</text:p>
          <draw:enhanced-geometry svg:viewBox="0 0 21600 21600" draw:type="rectangle" draw:enhanced-path="M 0 0 L 21600 0 21600 21600 0 21600 0 0 Z N"/>
        </draw:custom-shape>
        <draw:g>
          <draw:line draw:style-name="gr38" draw:text-style-name="P3" draw:layer="layout" svg:x1="11.174cm" svg:y1="5.499cm" svg:x2="9.474cm" svg:y2="7.099cm">
            <text:p/>
          </draw:line>
          <draw:line draw:style-name="gr38" draw:text-style-name="P3" draw:layer="layout" svg:x1="9.474cm" svg:y1="5.499cm" svg:x2="11.174cm" svg:y2="7.099cm">
            <text:p/>
          </draw:line>
        </draw:g>
        <draw:g>
          <draw:line draw:style-name="gr38" draw:text-style-name="P3" draw:layer="layout" svg:x1="9.51cm" svg:y1="3.199cm" svg:x2="7.81cm" svg:y2="4.799cm">
            <text:p/>
          </draw:line>
          <draw:line draw:style-name="gr38" draw:text-style-name="P3" draw:layer="layout" svg:x1="7.81cm" svg:y1="3.199cm" svg:x2="9.51cm" svg:y2="4.799cm">
            <text:p/>
          </draw:line>
        </draw:g>
        <draw:g>
          <draw:line draw:style-name="gr38" draw:text-style-name="P3" draw:layer="layout" svg:x1="6.246cm" svg:y1="3.199cm" svg:x2="4.546cm" svg:y2="4.799cm">
            <text:p/>
          </draw:line>
          <draw:line draw:style-name="gr38" draw:text-style-name="P3" draw:layer="layout" svg:x1="4.546cm" svg:y1="3.199cm" svg:x2="6.246cm" svg:y2="4.799cm">
            <text:p/>
          </draw:line>
        </draw:g>
        <draw:line draw:style-name="gr39" draw:text-style-name="P3" draw:layer="layout" svg:x1="7.601cm" svg:y1="1.499cm" svg:x2="11.701cm" svg:y2="1.499cm">
          <text:p/>
        </draw:line>
        <draw:line draw:style-name="gr15" draw:text-style-name="P3" draw:layer="layout" svg:x1="7.473cm" svg:y1="2.14cm" svg:x2="8.373cm" svg:y2="3.34cm">
          <text:p/>
        </draw:line>
        <draw:g>
          <draw:custom-shape draw:style-name="gr40" draw:text-style-name="P33" draw:layer="layout" svg:width="1.344cm" svg:height="1.267cm" svg:x="11.76cm" svg:y="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12.016cm" svg:y="1cm">
            <draw:text-box>
              <text:p text:style-name="P23"><text:span text:style-name="T11">F</text:span></text:p>
            </draw:text-box>
          </draw:frame>
        </draw:g>
        <draw:custom-shape draw:style-name="gr41" draw:text-style-name="P36" draw:layer="layout" svg:width="0.576cm" svg:height="0.6cm" svg:x="12.848cm" svg:y="0.399cm">
          <text:p text:style-name="P35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7" draw:layer="layout" svg:x1="3.337cm" svg:y1="6.799cm" svg:x2="3.037cm" svg:y2="8.099cm">
          <text:p/>
        </draw:line>
        <draw:line draw:style-name="gr42" draw:text-style-name="P37" draw:layer="layout" svg:x1="4.081cm" svg:y1="6.789cm" svg:x2="4.381cm" svg:y2="8.089cm">
          <text:p/>
        </draw:line>
        <draw:line draw:style-name="gr42" draw:text-style-name="P37" draw:layer="layout" svg:x1="6.729cm" svg:y1="6.799cm" svg:x2="6.429cm" svg:y2="8.099cm">
          <text:p/>
        </draw:line>
        <draw:line draw:style-name="gr42" draw:text-style-name="P37" draw:layer="layout" svg:x1="7.473cm" svg:y1="6.789cm" svg:x2="7.773cm" svg:y2="8.089cm">
          <text:p/>
        </draw:line>
        <draw:g>
          <draw:custom-shape draw:style-name="gr40" draw:text-style-name="P33" draw:layer="layout" svg:width="1.344cm" svg:height="1.267cm" svg:x="7.1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7.408cm" svg:y="8.233cm">
            <draw:text-box>
              <text:p text:style-name="P23"><text:span text:style-name="T11">J</text:span></text:p>
            </draw:text-box>
          </draw:frame>
        </draw:g>
        <draw:g>
          <draw:custom-shape draw:style-name="gr40" draw:text-style-name="P33" draw:layer="layout" svg:width="1.344cm" svg:height="1.267cm" svg:x="5.744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6cm" svg:y="8.233cm">
            <draw:text-box>
              <text:p text:style-name="P23"><text:span text:style-name="T11">I</text:span></text:p>
            </draw:text-box>
          </draw:frame>
        </draw:g>
        <draw:g>
          <draw:custom-shape draw:style-name="gr40" draw:text-style-name="P33" draw:layer="layout" svg:width="1.344cm" svg:height="1.267cm" svg:x="3.76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4.016cm" svg:y="8.233cm">
            <draw:text-box>
              <text:p text:style-name="P23"><text:span text:style-name="T11">H</text:span></text:p>
            </draw:text-box>
          </draw:frame>
        </draw:g>
        <draw:g>
          <draw:custom-shape draw:style-name="gr40" draw:text-style-name="P33" draw:layer="layout" svg:width="1.344cm" svg:height="1.267cm" svg:x="2.3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2.608cm" svg:y="8.233cm">
            <draw:text-box>
              <text:p text:style-name="P23"><text:span text:style-name="T11">G</text:span></text:p>
            </draw:text-box>
          </draw:frame>
        </draw:g>
        <draw:g>
          <draw:line draw:style-name="gr38" draw:text-style-name="P3" draw:layer="layout" svg:x1="3.814cm" svg:y1="7.899cm" svg:x2="2.114cm" svg:y2="9.499cm">
            <text:p/>
          </draw:line>
          <draw:line draw:style-name="gr38" draw:text-style-name="P3" draw:layer="layout" svg:x1="2.114cm" svg:y1="7.899cm" svg:x2="3.814cm" svg:y2="9.499cm">
            <text:p/>
          </draw:line>
        </draw:g>
        <draw:g>
          <draw:custom-shape draw:style-name="gr40" draw:text-style-name="P33" draw:layer="layout" svg:width="1.344cm" svg:height="1.267cm" svg:x="4.528cm" svg:y="1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4.784cm" svg:y="1.933cm">
            <draw:text-box>
              <text:p text:style-name="P23"><text:span text:style-name="T11">C</text:span></text:p>
            </draw:text-box>
          </draw:frame>
        </draw:g>
        <draw:g>
          <draw:custom-shape draw:style-name="gr40" draw:text-style-name="P33" draw:layer="layout" svg:width="1.344cm" svg:height="1.267cm" svg:x="2.92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4" draw:layer="layout" svg:width="0.832cm" svg:height="0.963cm" svg:x="3.184cm" svg:y="3.033cm">
            <draw:text-box>
              <text:p text:style-name="P23"><text:span text:style-name="T11">G</text:span></text:p>
            </draw:text-box>
          </draw:frame>
        </draw:g>
        <draw:custom-shape draw:style-name="gr41" draw:text-style-name="P36" draw:layer="layout" svg:width="0.576cm" svg:height="0.6cm" svg:x="4.848cm" svg:y="1.099cm">
          <text:p text:style-name="P35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0.576cm" svg:height="0.6cm" svg:x="2.8cm" svg:y="2.299cm">
          <text:p text:style-name="P35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15" draw:text-style-name="P3" draw:layer="layout" svg:x1="6.58cm" svg:y1="1.84cm" svg:x2="5.68cm" svg:y2="3.04cm">
          <text:p/>
        </draw:line>
        <draw:frame draw:style-name="gr25" draw:text-style-name="P22" draw:layer="layout" svg:width="0.832cm" svg:height="0.963cm" svg:x="6.576cm" svg:y="0.84cm">
          <draw:text-box>
            <text:p text:style-name="P21">a</text:p>
          </draw:text-box>
        </draw:frame>
        <draw:custom-shape draw:style-name="gr26" draw:text-style-name="P7" draw:layer="layout" svg:width="1.344cm" svg:height="1.267cm" svg:x="6.32cm" svg:y="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473cm" svg:y1="1.84cm" svg:x2="8.373cm" svg:y2="3.04cm">
          <text:p/>
        </draw:line>
        <draw:frame draw:style-name="gr25" draw:text-style-name="P22" draw:layer="layout" svg:width="0.832cm" svg:height="0.963cm" svg:x="8.24cm" svg:y="3.139cm">
          <draw:text-box>
            <text:p text:style-name="P21">a</text:p>
          </draw:text-box>
        </draw:frame>
        <draw:custom-shape draw:style-name="gr26" draw:text-style-name="P7" draw:layer="layout" svg:width="1.344cm" svg:height="1.267cm" svg:x="8.04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9.137cm" svg:y1="4.139cm" svg:x2="10.037cm" svg:y2="5.339cm">
          <text:p/>
        </draw:line>
        <draw:line draw:style-name="gr15" draw:text-style-name="P3" draw:layer="layout" svg:x1="4.98cm" svg:y1="4.139cm" svg:x2="4.08cm" svg:y2="5.339cm">
          <text:p/>
        </draw:line>
        <draw:frame draw:style-name="gr25" draw:text-style-name="P22" draw:layer="layout" svg:width="0.832cm" svg:height="0.963cm" svg:x="4.976cm" svg:y="3.139cm">
          <draw:text-box>
            <text:p text:style-name="P21">a</text:p>
          </draw:text-box>
        </draw:frame>
        <draw:custom-shape draw:style-name="gr26" draw:text-style-name="P7" draw:layer="layout" svg:width="1.344cm" svg:height="1.267cm" svg:x="4.72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873cm" svg:y1="4.139cm" svg:x2="6.773cm" svg:y2="5.339cm">
          <text:p/>
        </draw:line>
        <draw:custom-shape draw:style-name="gr26" draw:text-style-name="P7" draw:layer="layout" svg:width="1.344cm" svg:height="1.267cm" svg:x="3.056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1.344cm" svg:height="1.267cm" svg:x="9.6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9" draw:layer="layout" svg:width="1.984cm" svg:height="0.7cm" svg:x="0.304cm" svg:y="0.299cm">
          <text:p text:style-name="P9">Insert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344cm" svg:height="1.267cm" svg:x="6.4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52cm" svg:y1="6.439cm" svg:x2="2.352cm" svg:y2="7.639cm">
          <text:p/>
        </draw:line>
        <draw:custom-shape draw:style-name="gr26" draw:text-style-name="P7" draw:layer="layout" svg:width="1.344cm" svg:height="1.267cm" svg:x="1.328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8.527cm" svg:y1="4.299cm" svg:x2="8.627cm" svg:y2="5.299cm">
          <text:p/>
        </draw:line>
        <draw:custom-shape draw:style-name="gr40" draw:text-style-name="P7" draw:layer="layout" svg:width="1.344cm" svg:height="1.267cm" svg:x="7.92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792cm" svg:height="1.7cm" svg:x="6.128cm" svg:y="0.4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792cm" svg:height="1.7cm" svg:x="7.792cm" svg:y="2.7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792cm" svg:height="1.7cm" svg:x="4.528cm" svg:y="2.7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792cm" svg:height="1.7cm" svg:x="2.8cm" svg:y="5.0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.792cm" svg:height="1.7cm" svg:x="1.136cm" svg:y="7.3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76cm" svg:height="0.6cm" svg:x="3.312cm" svg:y="7.999cm">
          <text:p text:style-name="P35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44" draw:text-style-name="P29" draw:layer="layout" svg:width="1.6cm" svg:height="0.7cm" svg:x="0.12cm" svg:y="0.099cm">
          <text:p text:style-name="P9">Level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8.616cm" svg:y1="2.14cm" svg:x2="7.716cm" svg:y2="3.34cm">
            <text:p/>
          </draw:line>
          <draw:frame draw:style-name="gr45" draw:text-style-name="P24" draw:layer="layout" svg:width="0.832cm" svg:height="0.963cm" svg:x="8.632cm" svg:y="1.14cm">
            <draw:text-box>
              <text:p text:style-name="P23"><text:span text:style-name="T1">a</text:span></text:p>
            </draw:text-box>
          </draw:frame>
          <draw:custom-shape draw:style-name="gr46" draw:text-style-name="P7" draw:layer="layout" svg:width="1.344cm" svg:height="1.267cm" svg:x="8.376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17cm" svg:y1="2.14cm" svg:x2="10.417cm" svg:y2="3.34cm">
            <text:p/>
          </draw:line>
          <draw:frame draw:style-name="gr45" draw:text-style-name="P24" draw:layer="layout" svg:width="0.896cm" svg:height="0.963cm" svg:x="10.296cm" svg:y="3.439cm">
            <draw:text-box>
              <text:p text:style-name="P23"><text:span text:style-name="T1">a</text:span></text:p>
            </draw:text-box>
          </draw:frame>
          <draw:custom-shape draw:style-name="gr46" draw:text-style-name="P7" draw:layer="layout" svg:width="1.344cm" svg:height="1.267cm" svg:x="10.10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7.017cm" svg:y1="4.439cm" svg:x2="6.717cm" svg:y2="5.899cm">
            <text:p/>
          </draw:line>
          <draw:frame draw:style-name="gr45" draw:text-style-name="P24" draw:layer="layout" svg:width="0.832cm" svg:height="0.963cm" svg:x="7.032cm" svg:y="3.439cm">
            <draw:text-box>
              <text:p text:style-name="P23"><text:span text:style-name="T1">a</text:span></text:p>
            </draw:text-box>
          </draw:frame>
          <draw:custom-shape draw:style-name="gr46" draw:text-style-name="P7" draw:layer="layout" svg:width="1.344cm" svg:height="1.267cm" svg:x="6.776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7.918cm" svg:y1="4.439cm" svg:x2="8.217cm" svg:y2="5.899cm">
            <text:p/>
          </draw:line>
          <draw:custom-shape draw:style-name="gr46" draw:text-style-name="P7" draw:layer="layout" svg:width="1.344cm" svg:height="1.267cm" svg:x="5.816cm" svg:y="5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7" draw:layer="layout" svg:width="1.344cm" svg:height="1.267cm" svg:x="7.608cm" svg:y="5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318cm" svg:y1="4.439cm" svg:x2="10.018cm" svg:y2="5.899cm">
            <text:p/>
          </draw:line>
          <draw:line draw:style-name="gr2" draw:text-style-name="P3" draw:layer="layout" svg:x1="11.219cm" svg:y1="4.439cm" svg:x2="11.518cm" svg:y2="5.899cm">
            <text:p/>
          </draw:line>
          <draw:custom-shape draw:style-name="gr47" draw:text-style-name="P7" draw:layer="layout" svg:width="1.28cm" svg:height="1.267cm" svg:x="9.144cm" svg:y="5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7" draw:layer="layout" svg:width="1.28cm" svg:height="1.267cm" svg:x="10.936cm" svg:y="5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3" draw:layer="layout" svg:x1="3.228cm" svg:y1="2.14cm" svg:x2="2.328cm" svg:y2="3.34cm">
            <text:p/>
          </draw:line>
          <draw:frame draw:style-name="gr45" draw:text-style-name="P24" draw:layer="layout" svg:width="0.832cm" svg:height="0.963cm" svg:x="3.256cm" svg:y="1.14cm">
            <draw:text-box>
              <text:p text:style-name="P23"><text:span text:style-name="T1">a</text:span></text:p>
            </draw:text-box>
          </draw:frame>
          <draw:custom-shape draw:style-name="gr46" draw:text-style-name="P7" draw:layer="layout" svg:width="1.344cm" svg:height="1.267cm" svg:x="3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129cm" svg:y1="2.14cm" svg:x2="5.029cm" svg:y2="3.34cm">
            <text:p/>
          </draw:line>
          <draw:frame draw:style-name="gr45" draw:text-style-name="P24" draw:layer="layout" svg:width="0.832cm" svg:height="0.963cm" svg:x="4.92cm" svg:y="3.439cm">
            <draw:text-box>
              <text:p text:style-name="P23"><text:span text:style-name="T1">a</text:span></text:p>
            </draw:text-box>
          </draw:frame>
          <draw:custom-shape draw:style-name="gr47" draw:text-style-name="P7" draw:layer="layout" svg:width="1.28cm" svg:height="1.267cm" svg:x="4.72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24" draw:layer="layout" svg:width="0.832cm" svg:height="0.963cm" svg:x="1.656cm" svg:y="3.439cm">
            <draw:text-box>
              <text:p text:style-name="P23"><text:span text:style-name="T1">a</text:span></text:p>
            </draw:text-box>
          </draw:frame>
          <draw:custom-shape draw:style-name="gr46" draw:text-style-name="P7" draw:layer="layout" svg:width="1.344cm" svg:height="1.267cm" svg:x="1.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9" draw:layer="layout" svg:width="0.704cm" svg:height="0.8cm" svg:x="0.248cm" svg:y="1.199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0.248cm" svg:y="3.499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0.248cm" svg:y="5.999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4.096cm" svg:height="0.7cm" svg:x="12.472cm" svg:y="0.099cm">
          <text:p text:style-name="P9">Nodes in level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3.2cm" svg:height="0.7cm" svg:x="17.592cm" svg:y="0.099cm">
          <text:p text:style-name="P9">Total nodes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2.856cm" svg:y="1.199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5.544cm" svg:y="1.199cm">
          <text:p text:style-name="P9">2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8.744cm" svg:y="1.199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2.856cm" svg:y="3.499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5.544cm" svg:y="3.499cm">
          <text:p text:style-name="P9">2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8.744cm" svg:y="3.499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2.856cm" svg:y="5.999cm">
          <text:p text:style-name="P9">4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5.544cm" svg:y="5.999cm">
          <text:p text:style-name="P9">2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0.704cm" svg:height="0.8cm" svg:x="18.744cm" svg:y="5.999cm">
          <text:p text:style-name="P9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.1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3T16:57:39.312608079</dc:date>
    <meta:editing-duration>PT10H43M46S</meta:editing-duration>
    <meta:editing-cycles>86</meta:editing-cycles>
    <meta:generator>LibreOffice/6.4.6.2$Linux_X86_64 LibreOffice_project/40$Build-2</meta:generator>
    <meta:document-statistic meta:object-count="440"/>
  </office:meta>
</office:document-meta>
</file>